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position="super 58%"/>
    </style:style>
    <text:list-style style:name="L1">
      <text:list-level-style-number text:level="1" text:style-name="Numbering_20_Symbols" style:num-suffix="." style:num-format="I" text:start-value="1000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31_24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1, FF 31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M. S. Isaacs; Sabato Morais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; M. S. Isaacs</text:p>
      <text:p text:style-name="P6">Addressee as “Editor”<text:tab/><text:tab/><text:tab/><text:tab/></text:p>
      <text:p text:style-name="P6">Date (derived from Hebrew Date)<text:tab/><text:tab/>5632</text:p>
      <text:p text:style-name="P6">Date (derived from Gregorian calendar)<text:tab/>8 May 1872</text:p>
      <text:p text:style-name="P6">Month<text:tab/><text:tab/><text:tab/><text:tab/><text:tab/><text:tab/>May</text:p>
      <text:p text:style-name="P6">Year<text:tab/><text:tab/><text:tab/><text:tab/><text:tab/><text:tab/>1872</text:p>
      <text:p text:style-name="P6">Hebrew Date<text:tab/><text:tab/><text:tab/><text:tab/><text:tab/></text:p>
      <text:p text:style-name="P6">Undated</text:p>
      <text:p text:style-name="P6">City<text:tab/><text:tab/><text:tab/><text:tab/><text:tab/><text:tab/>New York</text:p>
      <text:p text:style-name="P6">State<text:tab/><text:tab/><text:tab/><text:tab/><text:tab/><text:tab/>New York<text:tab/><text:tab/><text:tab/><text:tab/>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/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3</text:p>
      <text:p text:style-name="P6">Number of Sheets<text:tab/><text:tab/><text:tab/><text:tab/>2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Y</text:p>
      <text:p text:style-name="P6">Stamp<text:tab/></text:p>
      <text:p text:style-name="P6">Postma<text:tab/>rk<text:tab/><text:tab/><text:tab/><text:tab/><text:tab/>Y<text:tab/>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2">(Symbols: <text:s/>? = uncertain; [ ] = supplied information; / = end of line)</text:p>
      <text:p text:style-name="P2"/>
      <text:p text:style-name="P2">[Envelope]</text:p>
      <text:p text:style-name="P2">Rev S. Morais/</text:p>
      <text:p text:style-name="P2"><text:tab/>Philadelphia/</text:p>
      <text:p text:style-name="P2"><text:tab/><text:tab/>Pa./</text:p>
      <text:p text:style-name="P2"/>
      <text:p text:style-name="P2">[Page 1]</text:p>
      <text:p text:style-name="P3">Board of Delegates of American Israelites./</text:p>
      <text:p text:style-name="P4">SECRETARY'S OFFICE,/</text:p>
      <text:p text:style-name="P4">243 BROADWAY./</text:p>
      <text:p text:style-name="P4">New York, May 8 5632, 1872./</text:p>
      <text:p text:style-name="P2">Rev S. Morais/</text:p>
      <text:p text:style-name="P2"><text:tab/>Rev &amp; dear Sir,/</text:p>
      <text:p text:style-name="P2"><text:tab/><text:tab/>I have the honor/ to inform you that at a meeting/ of the Executive Committee held/ last evening (the first meeting since/ the news of your recent sad bereave/ment reached us) a resolution was/ unanimously adopted tendering/ you the sincere condolence of the/ committee on the affliction which/ it has pleased our Heavenly Father/ to send you. <text:s/>The submission to/ His will, the resignation with which/ you reverently bow to His Decree,/ sanctify a bereavement which/ is too profound to be a subject/</text:p>
      <text:p text:style-name="P2"/>
      <text:p text:style-name="P2">[Page 2]</text:p>
      <text:p text:style-name="P2">for consolation, save the expression of/ earnest, heartfelt sympathy./</text:p>
      <text:p text:style-name="P2"><text:tab/>Assuring you of the individual/ condolence of the members of the/ committee in which I sincerely join,/ I am/</text:p>
      <text:p text:style-name="P2"><text:tab/><text:tab/><text:tab/>Very Repsectfully/</text:p>
      <text:p text:style-name="P2"><text:tab/><text:tab/><text:tab/><text:tab/>M. S. Isaacs,/</text:p>
      <text:p text:style-name="P2"><text:tab/><text:tab/><text:tab/><text:tab/><text:tab/>Secy./</text:p>
      <text:p text:style-name="P2"/>
      <text:p text:style-name="P2">[Page 3]</text:p>
      <text:list text:style-name="L1">
        <text:list-item>
          <text:p text:style-name="P8">S. Isaacs Esqre, secretary of the Board of Delegates of A. I./</text:p>
        </text:list-item>
      </text:list>
      <text:p text:style-name="P2"><text:tab/>Dear Sir/</text:p>
      <text:p text:style-name="P2"><text:tab/><text:tab/>In my distress, I have cause to be thankful. <text:s/>The heart of Israel/ ever consonant in feelings with the afflicted, has throbbed very compassionately/ for myself and my motherless children. <text:s/>Since my dearest friend on earth--/ whose loss has saddened my life, departed, I have received many tokens of brotherly/ kindness. <text:s/>But nothing I value more highly than the expressions of sincere/ condolence, you even the means of conveying. <text:s/>Will you, pray, tell the members/ of your Executive Committee—in language more fitting than I can just now/ frame—how I shall always cherish with melancholy satisfaction the memory/ of their sympathy shown, and how I beseech God to avert from their families the sor-/-row of a bereavement?/</text:p>
      <text:p text:style-name="P2">Were it possible for me to leave home, I would attend the annual meeting of the Board/ of Delegates. <text:s/>I am deeply concerned about our suffering fellow-believers in the/ [?] country of Romania. <text:s/>Do endeavor to strengthen the hands of B. F. Peixotto./ <text:s/>Let him manfully and successfully battle for truth, that through his zealous exertions/ freedom may be wrought, and American Judaism may challenge the respect of/ enlightened mankind. <text:s/>With sentiments of high esteem/</text:p>
      <text:p text:style-name="P2"><text:tab/><text:tab/><text:tab/><text:tab/><text:tab/><text:tab/>I am/</text:p>
      <text:p text:style-name="P2"><text:tab/><text:tab/><text:tab/><text:tab/><text:tab/>Your &amp;c/</text:p>
      <text:p text:style-name="P2"><text:tab/><text:tab/><text:tab/><text:tab/><text:tab/><text:tab/>S. Morais/</text:p>
      <text:p text:style-name="P2">Philadelphia May 14<text:span text:style-name="T1">th</text:span> 1872. <text:s/>Iyar 6<text:span text:style-name="T1">th</text:span> 5632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4T13:07:16</meta:creation-date>
    <dc:date>2009-05-18T09:27:40</dc:date>
    <dc:language>en-US</dc:language>
    <meta:editing-cycles>2</meta:editing-cycles>
    <meta:editing-duration>PT13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87" meta:word-count="547" meta:character-count="3586"/>
  </office:meta>
</office:document-meta>
</file>